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text-properties fo:font-size="18pt" style:font-size-asian="18pt" style:font-size-complex="18pt"/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314004" style:font-name="Lucida Console" fo:font-size="10pt"/>
    </style:style>
    <style:style style:name="P12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3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4" style:family="paragraph" style:parent-style-name="Text_20_body">
      <style:text-properties style:font-name="Lucida Console1" fo:font-size="10pt" style:font-size-asian="10pt" style:font-size-complex="10pt"/>
    </style:style>
    <style:style style:name="P15" style:family="paragraph" style:parent-style-name="Text_20_body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P16" style:family="paragraph" style:parent-style-name="Text_20_body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0" style:family="paragraph" style:parent-style-name="Text_20_body">
      <style:text-properties style:font-name="Times New Roman" fo:font-size="14pt" style:font-size-asian="14pt" style:font-size-complex="14pt"/>
    </style:style>
    <style:style style:name="P21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3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24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000000" style:font-name="Lucida Console1" fo:font-size="10pt" style:font-size-asian="10pt" style:font-size-complex="10pt"/>
    </style:style>
    <style:style style:name="P25" style:family="paragraph" style:parent-style-name="Title">
      <style:text-properties fo:font-size="18pt" style:font-size-asian="18pt" style:font-size-complex="18pt"/>
    </style:style>
    <style:style style:name="P26" style:family="paragraph" style:parent-style-name="Title">
      <style:text-properties style:font-name="Arial1" fo:font-size="24pt" style:font-size-asian="24pt" style:font-size-complex="24pt"/>
    </style:style>
    <style:style style:name="P27" style:family="paragraph" style:parent-style-name="Preformatted_20_Text">
      <style:paragraph-properties fo:margin-top="0in" fo:margin-bottom="0.1965in"/>
    </style:style>
    <style:style style:name="P28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29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0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2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33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000000" style:font-name="Lucida Console1" fo:font-size="10pt" style:font-size-asian="10pt" style:font-size-complex="10pt"/>
    </style:style>
    <style:style style:name="P34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35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36" style:family="paragraph" style:parent-style-name="Heading_20_1">
      <style:text-properties fo:font-size="18pt" style:font-size-asian="18pt" style:font-size-complex="18pt"/>
    </style:style>
    <style:style style:name="P37" style:family="paragraph" style:parent-style-name="Heading_20_1">
      <style:text-properties style:font-name="Times New Roman"/>
    </style:style>
    <style:style style:name="P38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1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42" style:family="paragraph" style:parent-style-name="Contents_20_1">
      <style:paragraph-properties>
        <style:tab-stops>
          <style:tab-stop style:position="6.911in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2">
      <style:paragraph-properties>
        <style:tab-stops>
          <style:tab-stop style:position="6.7146in" style:type="right" style:leader-style="dotted" style:leader-text="."/>
        </style:tab-stops>
      </style:paragraph-properties>
    </style:style>
    <style:style style:name="P45" style:family="paragraph" style:parent-style-name="Heading_20_2">
      <style:text-properties style:font-name="Times New Roman"/>
    </style:style>
    <style:style style:name="P46" style:family="paragraph" style:parent-style-name="Heading_20_2">
      <style:text-properties style:font-name="Times New Roman" fo:font-size="14pt" style:font-size-asian="14pt" style:font-size-complex="14pt"/>
    </style:style>
    <style:style style:name="P47" style:family="paragraph" style:parent-style-name="Heading_20_2">
      <style:text-properties style:font-name="Times New Roman" fo:font-size="18pt" style:font-size-asian="18pt" style:font-size-complex="18pt"/>
    </style:style>
    <style:style style:name="P48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49" style:family="paragraph" style:parent-style-name="Text_20_body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0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1" style:family="paragraph" style:parent-style-name="Text_20_body" style:master-page-name="">
      <style:paragraph-properties fo:margin-left="0in" fo:margin-right="0in" fo:margin-top="0in" fo:margin-bottom="0in" fo:line-height="100%" fo:text-align="start" style:justify-single-word="false" fo:text-indent="0in" style:auto-text-indent="false" style:page-number="auto" fo:break-after="page"/>
      <style:text-properties style:use-window-font-color="true" style:font-name="Arial1"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 fo:break-before="page"/>
    </style:style>
    <style:style style:name="P53" style:family="paragraph" style:parent-style-name="Text_20_body">
      <style:paragraph-properties fo:margin-left="0.5in" fo:margin-right="0in" fo:text-align="start" style:justify-single-word="false" fo:text-indent="-0.5in" style:auto-text-indent="false">
        <style:tab-stops/>
      </style:paragraph-properties>
    </style:style>
    <style:style style:name="P54" style:family="paragraph" style:parent-style-name="Text_20_body" style:master-page-name="">
      <style:paragraph-properties fo:line-height="150%" fo:text-align="start" style:justify-single-word="false" style:page-number="auto" fo:break-after="page"/>
      <style:text-properties style:font-name="Times New Roman1" fo:font-size="12pt"/>
    </style:style>
    <style:style style:name="P55" style:family="paragraph" style:parent-style-name="Text_20_body" style:master-page-name="">
      <style:paragraph-properties style:page-number="auto" fo:break-after="page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1"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Courier New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Times New Roman" fo:font-style="italic" style:font-style-asian="italic" style:font-style-complex="italic"/>
    </style:style>
    <style:style style:name="T19" style:family="text">
      <style:text-properties style:font-name="Times New Roman" fo:font-style="normal" style:font-style-asian="normal" style:font-style-complex="normal"/>
    </style:style>
    <style:style style:name="T20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T21" style:family="text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T22" style:family="text">
      <style:text-properties fo:color="#00000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uRProgramming</text:span><text:span text:style-name="T4"><text:line-break/><text:line-break/>By</text:span></text:p>
      <text:p text:style-name="P25"/>
      <text:p text:style-name="P26"><text:s/>Zekai Otles </text:p>
      <text:p text:style-name="P8">Created on \Sexpr{date()} </text:p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3">Table of Contents</text:p>
          </text:index-title>
          <text:p text:style-name="P42"><text:s/>1 Introduction<text:tab/>3</text:p>
          <text:p text:style-name="P42"><text:s/>2 Environment Setup for R programming Developers<text:tab/>3</text:p>
          <text:p text:style-name="P44"><text:s/>2.1 <text:s/>Environment setup<text:tab/>3</text:p>
          <text:p text:style-name="P44"><text:s/>2.2 <text:s/>Using Version Control System<text:tab/>3</text:p>
          <text:p text:style-name="P44"><text:s/>2.3 Using IDE to develop R scripts<text:tab/>3</text:p>
          <text:p text:style-name="P44"><text:s/>2.4 Writing functions<text:tab/>3</text:p>
          <text:p text:style-name="P44"><text:s/>2.5 Create R package System<text:tab/>3</text:p>
          <text:p text:style-name="P42"><text:s/>3 Simple Data Types and Objects<text:tab/>3</text:p>
          <text:p text:style-name="P42"><text:s/>4 Control Structures<text:tab/>3</text:p>
          <text:p text:style-name="P44"><text:s/>4.1 If statements<text:tab/>4</text:p>
          <text:p text:style-name="P44"><text:s/>4.2 If then Else statements<text:tab/>5</text:p>
          <text:p text:style-name="P44"><text:s/>4.3 Switch statements<text:tab/>5</text:p>
          <text:p text:style-name="P42"><text:s/>5 Loop Structures<text:tab/>6</text:p>
          <text:p text:style-name="P44"><text:s/>5.1 For loop<text:tab/>6</text:p>
          <text:p text:style-name="P44"><text:s/>5.2 While loop<text:tab/>6</text:p>
          <text:p text:style-name="P42"><text:s/>6 Data Structures<text:tab/>8</text:p>
          <text:p text:style-name="P44"><text:s/>6.1 Vector<text:tab/>8</text:p>
          <text:p text:style-name="P44"><text:s/>6.2 Matrix<text:tab/>8</text:p>
          <text:p text:style-name="P44"><text:s/>6.3 DataFrame<text:tab/>8</text:p>
          <text:p text:style-name="P44"><text:s/>6.4 List<text:tab/>8</text:p>
          <text:p text:style-name="P42"><text:s/>7 Simple Statistical Analysis<text:tab/>8</text:p>
          <text:p text:style-name="P42"><text:s/>8 Simple Statistical Analysis<text:tab/>8</text:p>
          <text:p text:style-name="P42"><text:s/>9 Simple Table Outputs<text:tab/>8</text:p>
        </text:index-body>
      </text:table-of-content>
      <text:p text:style-name="P8"/>
      <text:h text:style-name="P39" text:outline-level="1"><text:span text:style-name="T4">Introduction</text:span></text:h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P54"><text:tab/></text:p>
      <text:h text:style-name="P35" text:outline-level="1">Environment Setup for R programming Developers</text:h>
      <text:h text:style-name="Heading_20_2" text:outline-level="2"><text:s/>Environment setup</text:h>
      <text:p text:style-name="P22"/>
      <text:p text:style-name="P7"/>
      <text:p text:style-name="P6"/>
      <text:p text:style-name="P2">&lt;&lt;environment, <text:s/>echo=FALSE, results=xml&gt;&gt;=</text:p>
      <text:p text:style-name="P2"/>
      <text:p text:style-name="P28">odfTable(pkgVersions("data frame"))</text:p>
      <text:p text:style-name="P29">@</text:p>
      <text:p text:style-name="Preformatted_20_Text"><text:span text:style-name="Source_20_Text"/></text:p>
      <text:p text:style-name="P27"><text:span text:style-name="Source_20_Text"><text:span text:style-name="T5">&lt;&lt;environmentl&gt;&gt;=</text:span></text:span></text:p>
      <text:p text:style-name="P30">environment("ls")</text:p>
      <text:p text:style-name="P30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51"/>
      <text:h text:style-name="P36" text:outline-level="1">Simple Data Types and Objects</text:h>
      <text:p text:style-name="P55"><text:span text:style-name="T4"/></text:p>
      <text:h text:style-name="P36" text:outline-level="1">Control Structures</text:h>
      <text:p text:style-name="P9"/>
      <text:p text:style-name="Text_20_body"><text:span text:style-name="T6"><text:tab/>Control structures are used to change a flow or follow a logic. The control structures are easily could make any program more followable for maintenance and understanding, they could also turn the </text:span><text:span text:style-name="T6">most unfollowable code. Control structures are very straight forward when used in a modular way in a less number of statements or calling other reusable functions.oo</text:span></text:p>
      <text:p text:style-name="Text_20_body"><text:span text:style-name="T6"><text:tab/>In the following sections, the usage of <text:s/></text:span><text:span text:style-name="T7">if </text:span><text:span text:style-name="T8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0"><text:tab/>Let's use simple vector which contains only numbers, check if <text:s/>numbers is equal to specific value assign iFound as True.</text:p>
      <text:p text:style-name="Text_20_body"><text:span text:style-name="T10">If</text:span><text:span text:style-name="T11"> ( Statements) { Assignment}</text:span><text:tab/></text:p>
      <text:p text:style-name="Text_20_body">&lt;&lt;ifStatement1, echo=FALSE&gt;&gt;=</text:p>
      <text:p text:style-name="P32">cat(“x&lt;-c(0,3,6,9,12,15,18,21,24)\n”)</text:p>
      <text:p text:style-name="P33">cat(“if(x[which(x==6)]==6){iFound&lt;-TRUE}\n”)</text:p>
      <text:p text:style-name="P24">cat(“print(iFound)\n”)</text:p>
      <text:p text:style-name="P23"><text:span text:style-name="T22">#print(iFound</text:span>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9">which</text:span><text:span text:style-name="T12"> in vector is <text:s/>pretty powerful as shown in the example.</text:span> The <text:span text:style-name="T9">which</text:span> statement is pretty handy determining the index of vector or array. When the vector with right index with exact value found, iFound assigned to be <text:span text:style-name="T9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<text:span text:style-name="Strong_20_Emphasis">Operator</text:span></text:p>
          </table:table-cell>
          <table:table-cell table:style-name="Table1.A1" office:value-type="string">
            <text:p text:style-name="P31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1"><text:span text:style-name="Strong_20_Emphasis">==</text:span></text:p>
          </table:table-cell>
          <table:table-cell table:style-name="Table1.A1" office:value-type="string">
            <text:p text:style-name="P31">Equal to</text:p>
          </table:table-cell>
        </table:table-row>
        <table:table-row>
          <table:table-cell table:style-name="Table1.A1" office:value-type="string">
            <text:p text:style-name="P31">!=</text:p>
          </table:table-cell>
          <table:table-cell table:style-name="Table1.A1" office:value-type="string">
            <text:p text:style-name="P31">Not equal to</text:p>
          </table:table-cell>
        </table:table-row>
        <table:table-row>
          <table:table-cell table:style-name="Table1.A1" office:value-type="string">
            <text:p text:style-name="P31"><text:span text:style-name="Strong_20_Emphasis">&lt;</text:span></text:p>
          </table:table-cell>
          <table:table-cell table:style-name="Table1.A1" office:value-type="string">
            <text:p text:style-name="P31">Less than</text:p>
          </table:table-cell>
        </table:table-row>
        <table:table-row>
          <table:table-cell table:style-name="Table1.A1" office:value-type="string">
            <text:p text:style-name="P31"><text:span text:style-name="Strong_20_Emphasis">&lt;=</text:span></text:p>
          </table:table-cell>
          <table:table-cell table:style-name="Table1.A1" office:value-type="string">
            <text:p text:style-name="P31">Less or equal to </text:p>
          </table:table-cell>
        </table:table-row>
        <table:table-row>
          <table:table-cell table:style-name="Table1.A1" office:value-type="string">
            <text:p text:style-name="P31"><text:span text:style-name="Strong_20_Emphasis">&gt;</text:span></text:p>
          </table:table-cell>
          <table:table-cell table:style-name="Table1.A1" office:value-type="string">
            <text:p text:style-name="P31">Greater than </text:p>
          </table:table-cell>
        </table:table-row>
        <table:table-row>
          <table:table-cell table:style-name="Table1.A1" office:value-type="string">
            <text:p text:style-name="P31"><text:span text:style-name="Strong_20_Emphasis">&gt;=</text:span></text:p>
          </table:table-cell>
          <table:table-cell table:style-name="Table1.A1" office:value-type="string">
            <text:p text:style-name="P31">Greater or equal to </text:p>
          </table:table-cell>
        </table:table-row>
        <table:table-row>
          <table:table-cell table:style-name="Table1.A1" office:value-type="string">
            <text:p text:style-name="P31">&amp;</text:p>
          </table:table-cell>
          <table:table-cell table:style-name="Table1.A1" office:value-type="string">
            <text:p text:style-name="P31">And</text:p>
          </table:table-cell>
        </table:table-row>
        <table:table-row>
          <table:table-cell table:style-name="Table1.A1" office:value-type="string">
            <text:p text:style-name="P31">|</text:p>
          </table:table-cell>
          <table:table-cell table:style-name="Table1.A1" office:value-type="string">
            <text:p text:style-name="P31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9"> equal</text:span> to operator. The second example demonstrates<text:span text:style-name="T9"> less than or equal</text:span> to operator and assigning the value based on the result. The third example shows <text:span text:style-name="T9">greater than</text:span> comparison.The <text:s/>last example is combination<text:span text:style-name="T9"> greater than, and, less then or equal</text:span> to.</text:p>
      <text:p text:style-name="Text_20_body"><text:soft-page-break/>&lt;&lt;ifStatement2, echo=FALSE&gt;&gt;=</text:p>
      <text:p text:style-name="P14">cat(“Ex. 1”)</text:p>
      <text:p text:style-name="P14">cat(“if(demDat[indx,1] ==1 ) {demDat[indx,1]&lt;-'M'}\n”)</text:p>
      <text:p text:style-name="P14"/>
      <text:p text:style-name="P14">cat(“\nEx.2\n”)</text:p>
      <text:p text:style-name="P12">cat(“if(demDat[indx,2] &lt;=25 )demDat[indx,2]&lt;-'Y' \n“)</text:p>
      <text:p text:style-name="P12"/>
      <text:p text:style-name="P11">cat(“\nEx.3”)</text:p>
      <text:p text:style-name="P11">cat(“ if(demDat[indx,2] &gt; 50 ) {demDat[indx,2]&lt;-'O'} \n“)</text:p>
      <text:p text:style-name="P12"/>
      <text:p text:style-name="P11">cat(“\nEx.4”)</text:p>
      <text:p text:style-name="P11">cat(“if(demDat[indx,2] &gt; 25 &amp; demDat[indx,2] &lt;=50 )demDat[indx,2]&lt;-'M' \n“)</text:p>
      <text:p text:style-name="P12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10"><text:tab/>If</text:span><text:span text:style-name="T11"> ( Statements) <text:s/>{ Assignment}</text:span><text:tab/></text:p>
      <text:p text:style-name="Text_20_body"><text:span text:style-name="T9"><text:tab/>else</text:span> (statements) { Assignment}</text:p>
      <text:p text:style-name="Text_20_body"/>
      <text:p text:style-name="P13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45" text:outline-level="2">Switch statements</text:h>
      <text:p text:style-name="P2"/>
      <text:p text:style-name="P3"/>
      <text:list xml:id="list2418053119933482696" text:style-name="L1">
        <text:list-header>
          <text:p text:style-name="P34"/>
        </text:list-header>
      </text:list>
      <text:h text:style-name="P41" text:outline-level="1">Loop Structures</text:h>
      <text:p text:style-name="Text_20_body"><text:span text:style-name="T15"><text:tab/>The loop structures are needed to access elements of vectors, matrix, list and data frame. The <text:s/>access of <text:s/>the data is important to reach or manipulate the elements. The </text:span><text:span text:style-name="T16">for</text:span><text:span text:style-name="T15"> and </text:span><text:span text:style-name="T16">whil</text:span><text:span text:style-name="T15">e loop <text:s/>are used to iterate elements.</text:span></text:p>
      <text:h text:style-name="P46" text:outline-level="2">For loop</text:h>
      <text:p text:style-name="Text_20_body"><text:span text:style-name="T14"><text:tab/></text:span><text:span text:style-name="T15">The for loop is used for sequentially access the data elements. Each element of data stuctures can be reached, used or manipulated within the </text:span><text:span text:style-name="T16">for</text:span><text:span text:style-name="T15"> loop. The</text:span><text:span text:style-name="T16"> for</text:span><text:span text:style-name="T15"> loop is in the following format.</text:span></text:p>
      <text:p text:style-name="P18"><text:tab/>for (values in sequence) {</text:p>
      <text:p text:style-name="P18"><text:tab/><text:tab/>statement</text:p>
      <text:p text:style-name="P18"><text:tab/>} </text:p>
      <text:p text:style-name="P17"><text:span text:style-name="T13"><text:tab/>The following code snippets how </text:span><text:span text:style-name="T18">for </text:span><text:span text:style-name="T19"><text:s/>loop is used. In the following example, 100 number with specified seed assign to vector. This vector has only integers for demonstration pupose.</text:span></text:p>
      <text:p text:style-name="P19"><text:tab/></text:p>
      <text:p text:style-name="P19">&lt;&lt;forLoop1, echo=FALSE&gt;&gt;=</text:p>
      <text:p text:style-name="Text_20_body"><text:span text:style-name="T17"><text:tab/></text:span><text:span text:style-name="T20">cat(“set.seed(312)\n”)</text:span></text:p>
      <text:p text:style-name="P16"><text:tab/>set.seed(312)</text:p>
      <text:p text:style-name="P16"><text:s/><text:tab/>cat(“#create 100 random number between 0 and 1000\n”)</text:p>
      <text:p text:style-name="P16"><text:s text:c="2"/><text:tab/>cat(“xInt&lt;-floor(runif(100,0,1000))\n”)</text:p>
      <text:p text:style-name="P16"><text:tab/>xInt&lt;-floor(runif(100,0,1000))</text:p>
      <text:p text:style-name="P16"><text:s text:c="2"/><text:tab/>cat(“for(indx in 0:length(xInt) ){\n”)</text:p>
      <text:p text:style-name="P16"><text:tab/>cat(“if(indx %%10 ==0){print(xInt[indx])}\n”)</text:p>
      <text:p text:style-name="P16"><text:tab/>cat(“}\n”)</text:p>
      <text:p text:style-name="P16"><text:tab/>for(indx in 0:length(xInt) ){</text:p>
      <text:p text:style-name="P16"><text:s text:c="4"/><text:tab/><text:tab/></text:p>
      <text:p text:style-name="P16"><text:s text:c="2"/><text:tab/><text:tab/>if(indx %%10 ==0){print(xInt[indx])}</text:p>
      <text:p text:style-name="P16"><text:tab/>}</text:p>
      <text:p text:style-name="P16"><text:s text:c="2"/><text:tab/></text:p>
      <text:p text:style-name="P19">@</text:p>
      <text:h text:style-name="P46" text:outline-level="2">While loop</text:h>
      <text:p text:style-name="P20"><text:tab/>The access of certain elements could be controlled by using while loop, the expression determines executing statements or not. <text:s/></text:p>
      <text:p text:style-name="P5"><text:tab/>while(expression){</text:p>
      <text:p text:style-name="P20"><text:tab/><text:tab/>statement</text:p>
      <text:p text:style-name="P20"><text:tab/>}</text:p>
      <text:p text:style-name="Standard"><text:soft-page-break/></text:p>
      <text:p text:style-name="P21">In the following example, <text:s/>the elements between two indices are assigned as either <text:span text:style-name="T9">even</text:span> or <text:span text:style-name="T9">odd</text:span>. <text:s/>Execution will stop when expression is false, otherwise statements within the block is executed.</text:p>
      <text:p text:style-name="P19">&lt;&lt;whileLoop1, echo=FALSE&gt;&gt;=</text:p>
      <text:p text:style-name="Text_20_body"><text:span text:style-name="T17"><text:tab/></text:span><text:span text:style-name="T21">cat(“set.seed(312)\n”)</text:span></text:p>
      <text:p text:style-name="P15"><text:tab/>set.seed(312)</text:p>
      <text:p text:style-name="P15"><text:s/><text:tab/>cat(“#create 100 random number between 0 and 1000\n”)</text:p>
      <text:p text:style-name="P15"><text:s text:c="2"/><text:tab/>cat(“xInt&lt;-floor(runif(100,0,1000))\n”)</text:p>
      <text:p text:style-name="P15"><text:tab/>xInt&lt;-floor(runif(100,0,1000))</text:p>
      <text:p text:style-name="P15"><text:s text:c="2"/><text:tab/>cat(“index&lt;-80”)</text:p>
      <text:p text:style-name="P15"><text:tab/>cat(“while(index&lt;=length(xInt)){\n”)</text:p>
      <text:p text:style-name="P15"><text:tab/>cat('xInt[index]&lt;-ifelse(as.integer(xInt[index]) %%2==0,"Even","Odd")\n')</text:p>
      <text:p text:style-name="P15"><text:tab/>cat(“if(index %%4 ==0){print(xInt[index])}\n”)</text:p>
      <text:p text:style-name="P15"><text:tab/>cat(“index&lt;-index+1\n”)</text:p>
      <text:p text:style-name="P15"><text:tab/>cat(“}\n”)</text:p>
      <text:p text:style-name="P15"/>
      <text:p text:style-name="P15"><text:tab/>index&lt;-80</text:p>
      <text:p text:style-name="P15"><text:s text:c="2"/><text:tab/>while(index&lt;=length(xInt)){</text:p>
      <text:p text:style-name="P15"><text:s text:c="4"/><text:tab/><text:tab/>xInt[index]&lt;-ifelse(as.integer(xInt[index]) %%2==0,"Even","Odd")</text:p>
      <text:p text:style-name="P15"><text:tab/><text:tab/>if(index %%4 ==0){print(xInt[index])}</text:p>
      <text:p text:style-name="P15"><text:s text:c="4"/><text:tab/><text:tab/>index&lt;-index+1</text:p>
      <text:p text:style-name="P15"><text:s text:c="4"/></text:p>
      <text:p text:style-name="P15"><text:s text:c="2"/><text:tab/>}</text:p>
      <text:p text:style-name="P16"><text:s text:c="2"/><text:tab/></text:p>
      <text:p text:style-name="P19">@</text:p>
      <text:h text:style-name="P40" text:outline-level="1">Data Structures</text:h>
      <text:p text:style-name="Text_20_body"/>
      <text:h text:style-name="P48" text:outline-level="2">Vector</text:h>
      <text:h text:style-name="P48" text:outline-level="2">Matrix</text:h>
      <text:h text:style-name="P48" text:outline-level="2">DataFrame</text:h>
      <text:h text:style-name="P47" text:outline-level="2">List</text:h>
      <text:p text:style-name="P49"/>
      <text:h text:style-name="P50" text:outline-level="2"/>
      <text:h text:style-name="P36" text:outline-level="1">Simple Statistical Analysis</text:h>
      <text:h text:style-name="P37" text:outline-level="1"><text:span text:style-name="T1">Simple</text:span><text:span text:style-name="T1"> Statistical Analysis</text:span></text:h>
      <text:h text:style-name="P38" text:outline-level="1">Simple Table Outputs</text:h>
      <text:p text:style-name="Text_20_body"><text:span text:style-name="T2"/></text:p>
      <text:p text:style-name="P52"><text:span text:style-name="T2">References</text:span></text:p>
      <text:p text:style-name="P53"><text:span text:style-name="T2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3-05T16:01:05.40</dc:date>
    <meta:editing-duration>PT21H59M34S</meta:editing-duration>
    <meta:editing-cycles>148</meta:editing-cycles>
    <meta:generator>OpenOffice/4.1.2$Win32 OpenOffice.org_project/412m3$Build-9782</meta:generator>
    <dc:creator>Zekai Otles</dc:creator>
    <meta:document-statistic meta:table-count="1" meta:image-count="0" meta:object-count="0" meta:page-count="11" meta:paragraph-count="156" meta:word-count="785" meta:character-count="5562"/>
  </office:meta>
</office:document-meta>
</file>